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4a8" officeooo:paragraph-rsid="001564a8"/>
    </style:style>
    <style:style style:name="P2" style:family="paragraph" style:parent-style-name="Standard">
      <style:text-properties officeooo:rsid="001564a8" officeooo:paragraph-rsid="0016d3be"/>
    </style:style>
    <style:style style:name="P3" style:family="paragraph" style:parent-style-name="Standard">
      <style:text-properties officeooo:rsid="0016d3be" officeooo:paragraph-rsid="0016d3be"/>
    </style:style>
    <style:style style:name="P4" style:family="paragraph" style:parent-style-name="Standard">
      <style:text-properties officeooo:paragraph-rsid="0016d3be"/>
    </style:style>
    <style:style style:name="P5" style:family="paragraph" style:parent-style-name="Standard">
      <style:text-properties officeooo:rsid="0016e301" officeooo:paragraph-rsid="0016e301"/>
    </style:style>
    <style:style style:name="P6" style:family="paragraph" style:parent-style-name="Standard">
      <style:text-properties officeooo:rsid="00199a1f" officeooo:paragraph-rsid="00199a1f"/>
    </style:style>
    <style:style style:name="P7" style:family="paragraph" style:parent-style-name="Standard">
      <style:text-properties officeooo:rsid="0019c76e" officeooo:paragraph-rsid="0019c76e"/>
    </style:style>
    <style:style style:name="P8" style:family="paragraph" style:parent-style-name="Preformatted_20_Text">
      <style:text-properties officeooo:rsid="0016d3be" officeooo:paragraph-rsid="0016d3be"/>
    </style:style>
    <style:style style:name="T1" style:family="text">
      <style:text-properties officeooo:rsid="0016d3be"/>
    </style:style>
    <style:style style:name="T2" style:family="text">
      <style:text-properties officeooo:rsid="0016e3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gt; sudo apt-get update</text:p>
      <text:p text:style-name="P1">&gt; sudo apt-get upgrade</text:p>
      <text:p text:style-name="P1"/>
      <text:p text:style-name="P1">In Settings, Appearance, Behavior, Enable workspaces</text:p>
      <text:p text:style-name="P1"/>
      <text:p text:style-name="P1">&gt; CTRL + ALT + right arrow</text:p>
      <text:p text:style-name="P1"/>
      <text:p text:style-name="P2">Move the workspaces icon to the top below Settings icon</text:p>
      <text:p text:style-name="P2"/>
      <text:p text:style-name="P2"><text:span text:style-name="T1">Go to ros.org</text:span></text:p>
      <text:p text:style-name="P2"/>
      <text:p text:style-name="P4"><text:span text:style-name="T1">Select </text:span>ROS Kinetic Kame <text:span text:style-name="T1">download</text:span></text:p>
      <text:p text:style-name="P4"/>
      <text:p text:style-name="P3">(To open a terminal CTRL + ALT + T)</text:p>
      <text:p text:style-name="P3">Follow instructions <text:span text:style-name="T2">from the website or the book</text:span></text:p>
      <text:p text:style-name="P3"/>
      <text:p text:style-name="P5">Skip the Troubleshooting section and Creating Catkin Namespace</text:p>
      <text:p text:style-name="P5"/>
      <text:p text:style-name="P5">&gt; rospack list</text:p>
      <text:p text:style-name="P5"/>
      <text:p text:style-name="P5">Main Terminal</text:p>
      <text:p text:style-name="P5">&gt; roscore</text:p>
      <text:p text:style-name="P5"/>
      <text:p text:style-name="P5">Working Terminal</text:p>
      <text:p text:style-name="P5">&gt; <text:s/>rosrun turtlesim turtlesim_node</text:p>
      <text:p text:style-name="P5"/>
      <text:p text:style-name="P5"/>
      <text:p text:style-name="P7">Turtlebot installation:</text:p>
      <text:p text:style-name="P7"/>
      <text:p text:style-name="P6">sudo apt-get install ros-kinetic-turtlebot ros-kinetic-turtlebot-apps ros-kinetic-turtlebot-interactions ros-kinetic-turtlebot-simulator ros-kinetic-kobuki-ftdi ros-kinetic-turtlebot-gazebo</text:p>
      <text:p text:style-name="P3"/>
      <text:p text:style-name="P8"><text:span text:style-name="Source_20_Text">export TURTLEBOT_GAZEBO_WORLD_FILE=/opt/ros/kinetic/share/turtlebot_gazebo/worlds/playground.world</text:span></text:p>
      <text:p text:style-name="P3"/>
      <text:p text:style-name="P3"/>
      <text:p text:style-name="P2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5:01:16.593209431</meta:creation-date>
    <dc:date>2018-08-28T16:47:29.668647634</dc:date>
    <meta:editing-duration>PT5M3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90" meta:character-count="765" meta:non-whitespace-character-count="689"/>
  </office:meta>
</office:document-meta>
</file>